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ffffff"/>
    </style:style>
    <style:style style:name="P5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6" style:family="paragraph">
      <style:text-properties fo:color="#000000"/>
    </style:style>
    <style:style style:name="P7" style:family="paragraph">
      <style:text-properties fo:color="#000000" fo:font-size="11pt" style:font-size-asian="11pt" style:font-size-complex="11pt"/>
    </style:style>
    <style:style style:name="P8" style:family="paragraph">
      <style:text-properties fo:color="#ff3333"/>
    </style:style>
    <style:style style:name="P9" style:family="paragraph">
      <style:text-properties fo:color="#ff3333" fo:font-size="11pt" style:font-size-asian="11pt" style:font-size-complex="11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4" style:family="text">
      <style:text-properties fo:color="#ffffff" fo:font-size="17pt" fo:font-weight="normal" style:font-size-asian="17pt" style:font-weight-asian="normal" style:font-size-complex="17pt" style:font-weight-complex="normal"/>
    </style:style>
    <style:style style:name="T5" style:family="text">
      <style:text-properties fo:color="#000000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6" style:family="text">
      <style:text-properties fo:color="#ff3333" fo:font-size="17pt" fo:font-weight="normal" style:font-size-asian="17pt" style:font-weight-asian="normal" style:font-size-complex="17pt" style:font-weight-complex="normal"/>
    </style:style>
    <style:style style:name="T7" style:family="text">
      <style:text-properties fo:color="#ff3333" style:font-name="Liberation Sans1" fo:font-size="17pt" fo:font-weight="normal" style:font-name-asian="Liberation Sans1" style:font-size-asian="17pt" style:font-weight-asian="normal" style:font-name-complex="Liberation Sans1" style:font-size-complex="17pt" style:font-weight-complex="normal"/>
    </style:style>
    <style:style style:name="T8" style:family="text">
      <style:text-properties fo:color="#000000" fo:font-size="11pt" style:font-size-asian="11pt" style:font-size-complex="11pt"/>
    </style:style>
    <style:style style:name="T9" style:family="text">
      <style:text-properties fo:color="#ff3333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3" draw:layer="layout" svg:width="0.972cm" svg:height="1.047cm" svg:x="15.088cm" svg:y="2.198cm">
          <draw:text-box>
            <text:p text:style-name="P3"><text:span text:style-name="T2">Y</text:span></text:p>
          </draw:text-box>
        </draw:frame>
        <draw:frame draw:style-name="gr3" draw:text-style-name="P3" draw:layer="layout" svg:width="0.934cm" svg:height="1.047cm" svg:x="10.466cm" svg:y="9.041cm">
          <draw:text-box>
            <text:p text:style-name="P3"><text:span text:style-name="T2">Z</text:span></text:p>
          </draw:text-box>
        </draw:frame>
        <draw:path draw:style-name="gr4" draw:text-style-name="P1" draw:layer="layout" svg:width="6.858cm" svg:height="8.736cm" draw:transform="rotate (-1.5707963267949) translate (17.2013141604597cm 1.05299999999999cm)" svg:viewBox="0 0 6859 8737" svg:d="M0 8699c265-16 585 123 797-52 238-196 199-574 205-873 6-290-28-584 0-874 30-309-19-585-51-899-34-331 183-679 514-590 310 83 659-138 745-463 76-287 197-563 205-873 8-305-104-583-154-874-55-320 5-654-51-976-60-343 92-730 436-796 262-51 533 7 797-26 303-38 681 170 847-308 95-274 195-521 309-796 155-375 491-220 744-283 371-93 626 233 848 437 242 223 463 496 565 822 87 277 100 565 103 848 4 290-25 592-231 847-196 244-489 471-463 822 22 285-81 596 103 848 173 236 72 514 103 771l-77 282-51 180-257 103">
          <text:p/>
        </draw:path>
        <draw:frame draw:style-name="gr3" draw:text-style-name="P5" draw:layer="layout" svg:width="14.84cm" svg:height="0.928cm" svg:x="1.902cm" svg:y="16.522cm">
          <draw:text-box>
            <text:p text:style-name="P4"><text:span text:style-name="T3">(YZ) <text:s text:c="2"/>% N</text:span><text:span text:style-name="T4"> </text:span><text:span text:style-name="T3">= (Y </text:span><text:span text:style-name="T5">∙</text:span><text:span text:style-name="T3"> 10 <text:s text:c="2"/>+ Z) % N </text:span><text:span text:style-name="T6">= M </text:span><text:span text:style-name="T7">∙</text:span><text:span text:style-name="T6"> (10 <text:s text:c="2"/>%N) + Z%N</text:span></text:p>
          </draw:text-box>
        </draw:frame>
        <draw:frame draw:style-name="gr5" draw:text-style-name="P7" draw:layer="layout" svg:width="0.934cm" svg:height="0.92cm" svg:x="2.982cm" svg:y="16.997cm">
          <draw:text-box>
            <text:p text:style-name="P6"><text:span text:style-name="T8">10</text:span></text:p>
          </draw:text-box>
        </draw:frame>
        <draw:frame draw:style-name="gr5" draw:text-style-name="P7" draw:layer="layout" svg:width="0.942cm" svg:height="0.92cm" svg:x="7.145cm" svg:y="16.288cm">
          <draw:text-box>
            <text:p text:style-name="P6"><text:span text:style-name="T8">|Z|</text:span></text:p>
          </draw:text-box>
        </draw:frame>
        <draw:frame draw:style-name="gr5" draw:text-style-name="P9" draw:layer="layout" svg:width="0.942cm" svg:height="0.92cm" svg:x="12.532cm" svg:y="16.291cm">
          <draw:text-box>
            <text:p text:style-name="P8"><text:span text:style-name="T9">|Z|</text:span></text:p>
          </draw:text-box>
        </draw:frame>
        <draw:frame draw:style-name="gr3" draw:text-style-name="P5" draw:layer="layout" svg:width="14.853cm" svg:height="0.928cm" svg:x="1.903cm" svg:y="14.823cm">
          <draw:text-box>
            <text:p><text:span text:style-name="T3">(XZ) <text:s text:c="2"/>% N = (X </text:span><text:span text:style-name="T5">∙</text:span><text:span text:style-name="T3"> 10 <text:s text:c="2"/>+ Z) % N = </text:span><text:span text:style-name="T6">M </text:span><text:span text:style-name="T7">∙</text:span><text:span text:style-name="T6"> (10 <text:s text:c="2"/>%N) + Z%N</text:span></text:p>
          </draw:text-box>
        </draw:frame>
        <draw:frame draw:style-name="gr5" draw:text-style-name="P7" draw:layer="layout" svg:width="0.934cm" svg:height="0.92cm" svg:x="2.983cm" svg:y="15.298cm">
          <draw:text-box>
            <text:p><text:span text:style-name="T8">10</text:span></text:p>
          </draw:text-box>
        </draw:frame>
        <draw:frame draw:style-name="gr5" draw:text-style-name="P7" draw:layer="layout" svg:width="0.942cm" svg:height="0.92cm" svg:x="7.146cm" svg:y="14.589cm">
          <draw:text-box>
            <text:p text:style-name="P6"><text:span text:style-name="T8">|Z|</text:span></text:p>
          </draw:text-box>
        </draw:frame>
        <draw:frame draw:style-name="gr5" draw:text-style-name="P9" draw:layer="layout" svg:width="0.942cm" svg:height="0.92cm" svg:x="12.532cm" svg:y="14.589cm">
          <draw:text-box>
            <text:p text:style-name="P8"><text:span text:style-name="T9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3:46:54.528093768</dc:date>
    <dc:creator>elucterio </dc:creator>
    <meta:editing-duration>PT28M</meta:editing-duration>
    <meta:editing-cycles>15</meta:editing-cycles>
    <meta:generator>LibreOffice/4.2.8.2$Linux_X86_64 LibreOffice_project/420m0$Build-2</meta:generator>
    <meta:document-statistic meta:object-count="16"/>
  </office:meta>
</office:document-meta>
</file>